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key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rotation-align="none"/>
    </style:style>
    <style:style style:name="ce108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7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16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17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18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9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0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22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3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24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5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26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7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9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0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31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33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6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9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40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4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4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44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4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46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53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49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51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5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light1" loext:color-type="theme"/>
      </style:text-properties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5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6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2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key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ce1"/>
        <table:table-column table:style-name="co1" table:default-cell-style-name="ce27"/>
        <table:table-column table:style-name="co1" table:default-cell-style-name="ce31"/>
        <table:table-column table:style-name="co1" table:default-cell-style-name="ce37"/>
        <table:table-column table:style-name="co1" table:default-cell-style-name="ce47"/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ce31"/>
        <table:table-column table:style-name="co1" table:default-cell-style-name="ce37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159"/>
        <table:table-column table:style-name="co1" table:number-columns-repeated="4" table:default-cell-style-name="Default"/>
        <table:table-column table:style-name="co1" table:default-cell-style-name="ce37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Default"/>
        <table:table-column table:style-name="co1" table:number-columns-repeated="2" table:default-cell-style-name="ce56"/>
        <table:table-column table:style-name="co1" table:number-columns-repeated="20" table:default-cell-style-name="Default"/>
        <table:table-column table:style-name="co1" table:number-columns-repeated="16332"/>
        <table:table-row table:style-name="ro1">
          <table:table-cell table:style-name="ce1" table:number-columns-repeated="3"/>
          <table:table-cell table:number-columns-repeated="2"/>
          <table:table-cell table:style-name="ce27"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27"/>
          <table:table-cell table:style-name="ce46"/>
          <table:table-cell/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3" table:number-rows-spanned="1">
            <text:p>comfortable, no wrist move, or a finder between keys</text:p>
          </table:table-cell>
          <table:covered-table-cell table:number-columns-repeated="4"/>
          <table:covered-table-cell table:number-columns-repeated="3" table:style-name="Default"/>
          <table:covered-table-cell table:number-columns-repeated="3"/>
          <table:covered-table-cell table:number-columns-repeated="2" table:style-name="Default"/>
          <table:covered-table-cell table:number-columns-repeated="10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number-columns-repeated="2"/>
          <table:table-cell table:style-name="ce47"/>
          <table:table-cell/>
          <table:table-cell table:style-name="ce27" office:value-type="float" office:value="19" calcext:value-type="float">
            <text:p>19</text:p>
          </table:table-cell>
          <table:table-cell table:style-name="ce4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3" table:number-rows-spanned="1">
            <text:p>slight move or row <text:s/>/ column switch for another finger (middle or pointer)</text:p>
          </table:table-cell>
          <table:covered-table-cell table:number-columns-repeated="4"/>
          <table:covered-table-cell table:number-columns-repeated="3" table:style-name="Default"/>
          <table:covered-table-cell table:number-columns-repeated="3"/>
          <table:covered-table-cell table:number-columns-repeated="2" table:style-name="Default"/>
          <table:covered-table-cell table:number-columns-repeated="6"/>
          <table:covered-table-cell table:number-columns-repeated="4" table:style-name="ce56"/>
          <table:table-cell table:number-columns-repeated="3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/>
          <table:table-cell office:value-type="string" calcext:value-type="string">
            <text:p>use this as a base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/>
          <table:table-cell table:number-columns-repeated="2"/>
          <table:table-cell table:style-name="ce150"/>
          <table:table-cell/>
          <table:table-cell table:style-name="ce27" office:value-type="float" office:value="24" calcext:value-type="float">
            <text:p>24</text:p>
          </table:table-cell>
          <table:table-cell table:style-name="ce46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23" table:number-rows-spanned="1">
            <text:p>row switch / same finger</text:p>
          </table:table-cell>
          <table:covered-table-cell table:number-columns-repeated="4"/>
          <table:covered-table-cell table:number-columns-repeated="2" table:style-name="Default"/>
          <table:covered-table-cell table:style-name="ce116"/>
          <table:covered-table-cell table:number-columns-repeated="3"/>
          <table:covered-table-cell table:number-columns-repeated="2" table:style-name="Default"/>
          <table:covered-table-cell table:number-columns-repeated="6"/>
          <table:covered-table-cell table:number-columns-repeated="4" table:style-name="ce56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27" table:number-columns-repeated="2"/>
          <table:table-cell/>
          <table:table-cell table:style-name="ce27"/>
          <table:table-cell/>
          <table:table-cell table:style-name="ce27" office:value-type="float" office:value="29" calcext:value-type="float">
            <text:p>29</text:p>
          </table:table-cell>
          <table:table-cell table:style-name="ce4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23" table:number-rows-spanned="1">
            <text:p>no comfortable</text:p>
          </table:table-cell>
          <table:covered-table-cell table:number-columns-repeated="18" table:style-name="ce161"/>
          <table:covered-table-cell table:number-columns-repeated="4" table:style-name="ce166"/>
          <table:table-cell table:number-columns-repeated="3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122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table:style-name="ce108"/>
          <table:table-cell table:number-columns-repeated="2"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03" table:number-columns-spanned="1" table:number-rows-spanned="2"/>
          <table:table-cell table:number-columns-repeated="2"/>
          <table:table-cell table:style-name="ce153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 table:number-columns-spanned="23" table:number-rows-spanned="1">
            <text:p>worst / when need bend long finger and reach short</text:p>
          </table:table-cell>
          <table:covered-table-cell table:number-columns-repeated="18" table:style-name="ce161"/>
          <table:covered-table-cell table:number-columns-repeated="3" table:style-name="ce166"/>
          <table:covered-table-cell table:style-name="ce56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47" table:number-columns-repeated="4"/>
          <table:covered-table-cell table:style-name="ce47"/>
          <table:covered-table-cell table:number-columns-repeated="2" table:style-name="ce35"/>
          <table:covered-table-cell table:style-name="ce141"/>
          <table:table-cell/>
          <table:covered-table-cell table:style-name="ce141"/>
          <table:covered-table-cell table:number-columns-repeated="2" table:style-name="ce35"/>
          <table:covered-table-cell table:style-name="ce103"/>
          <table:table-cell table:style-name="ce47" table:number-columns-repeated="4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6"/>
          <table:table-cell table:style-name="ce56" table:number-columns-repeated="4"/>
          <table:table-cell table:number-columns-repeated="1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116"/>
          <table:table-cell table:style-name="Default"/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" table:formula="of:=[.AT2]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6" table:formula="of:=[.AU2]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6" table:formula="of:=[.AV2]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6" table:formula="of:=[.AW2]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6" table:formula="of:=[.AX2]" office:value-type="float" office:value="5" calcext:value-type="float">
            <text:p>5</text:p>
          </table:table-cell>
          <table:table-cell table:style-name="Default"/>
          <table:table-cell table:style-name="Default" table:formula="of:=COM.MICROSOFT.CONCAT(&quot;&quot;&quot;0&quot;&quot;: { &quot;;COM.MICROSOFT.TEXTJOIN(&quot;, &quot;;TRUE();[.B12:.F14]);&quot;}&quot;)" office:value-type="string" office:string-value="&quot;0&quot;: { &quot;0&quot;: 6, &quot;1&quot;: 1, &quot;2&quot;: 1, &quot;3&quot;: 1, &quot;4&quot;: 3, &quot;5&quot;: 3, &quot;6&quot;: 3, &quot;7&quot;: 2, &quot;8&quot;: 1, &quot;9&quot;: 3, &quot;10&quot;: 4, &quot;11&quot;: 5, &quot;12&quot;: 5, &quot;13&quot;: 4, &quot;14&quot;: 5}" calcext:value-type="string">
            <text:p>"0": { "0": 6, "1": 1, "2": 1, "3": 1, "4": 3, "5": 3, "6": 3, "7": 2, "8": 1, "9": 3, "10": 4, "11": 5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Default"/>
          <table:table-cell table:formula="of:=COM.MICROSOFT.CONCAT(&quot;&quot;&quot;1&quot;&quot;: { &quot;;COM.MICROSOFT.TEXTJOIN(&quot;, &quot;;TRUE();[.H12:.L14]);&quot;}&quot;)" office:value-type="string" office:string-value="&quot;1&quot;: { &quot;0&quot;: 4, &quot;1&quot;: 5, &quot;2&quot;: 1, &quot;3&quot;: 1, &quot;4&quot;: 3, &quot;5&quot;: 1, &quot;6&quot;: 3, &quot;7&quot;: 2, &quot;8&quot;: 1, &quot;9&quot;: 3, &quot;10&quot;: 4, &quot;11&quot;: 4, &quot;12&quot;: 5, &quot;13&quot;: 4, &quot;14&quot;: 5}" calcext:value-type="string">
            <text:p>"1": { "0": 4, "1": 5, "2": 1, "3": 1, "4": 3, "5": 1, "6": 3, "7": 2, "8": 1, "9": 3, "10": 4, "11": 4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40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Default"/>
          <table:table-cell table:formula="of:=COM.MICROSOFT.CONCAT(&quot;&quot;&quot;2&quot;&quot;: { &quot;;COM.MICROSOFT.TEXTJOIN(&quot;, &quot;;TRUE();[.N12:.R14]);&quot;}&quot;)" office:value-type="string" office:string-value="&quot;2&quot;: { &quot;0&quot;: 4, &quot;1&quot;: 1, &quot;2&quot;: 3, &quot;3&quot;: 1, &quot;4&quot;: 3, &quot;5&quot;: 1, &quot;6&quot;: 2, &quot;7&quot;: 3, &quot;8&quot;: 1, &quot;9&quot;: 4, &quot;10&quot;: 4, &quot;11&quot;: 4, &quot;12&quot;: 4, &quot;13&quot;: 4, &quot;14&quot;: 5}" calcext:value-type="string">
            <text:p>"2": { "0": 4, "1": 1, "2": 3, "3": 1, "4": 3, "5": 1, "6": 2, "7": 3, "8": 1, "9": 4, "10": 4, "11": 4, "12": 4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9" table:number-columns-repeated="29"/>
          <table:table-cell table:style-name="Default"/>
          <table:table-cell table:formula="of:=COM.MICROSOFT.CONCAT(&quot;&quot;&quot;3&quot;&quot;: { &quot;;COM.MICROSOFT.TEXTJOIN(&quot;, &quot;;TRUE();[.T12:.X14]);&quot;}&quot;)" office:value-type="string" office:string-value="&quot;3&quot;: { &quot;0&quot;: 4, &quot;1&quot;: 1, &quot;2&quot;: 1, &quot;3&quot;: 4, &quot;4&quot;: 3, &quot;5&quot;: 1, &quot;6&quot;: 2, &quot;7&quot;: 2, &quot;8&quot;: 3, &quot;9&quot;: 4, &quot;10&quot;: 4, &quot;11&quot;: 4, &quot;12&quot;: 5, &quot;13&quot;: 4, &quot;14&quot;: 5}" calcext:value-type="string">
            <text:p>"3": { "0": 4, "1": 1, "2": 1, "3": 4, "4": 3, "5": 1, "6": 2, "7": 2, "8": 3, "9": 4, "10": 4, "11": 4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10" table:formula="of:=COM.MICROSOFT.CONCAT(&quot;&quot;&quot;&quot;;[.$B$2]; &quot;&quot;&quot;: &quot;; [.B8])" office:value-type="string" office:string-value="&quot;0&quot;: 6" calcext:value-type="string">
            <text:p>"0": 6</text:p>
          </table:table-cell>
          <table:table-cell table:style-name="ce10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H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I8])" office:value-type="string" office:string-value="&quot;1&quot;: 5" calcext:value-type="string">
            <text:p>"1": 5</text:p>
          </table:table-cell>
          <table:table-cell table:style-name="ce10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L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N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P8])" office:value-type="string" office:string-value="&quot;2&quot;: 3" calcext:value-type="string">
            <text:p>"2": 3</text:p>
          </table:table-cell>
          <table:table-cell table:style-name="ce10" table:formula="of:=COM.MICROSOFT.CONCAT(&quot;&quot;&quot;&quot;;[.$E$2]; &quot;&quot;&quot;: &quot;; [.Q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R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T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W8])" office:value-type="string" office:string-value="&quot;3&quot;: 4" calcext:value-type="string">
            <text:p>"3": 4</text:p>
          </table:table-cell>
          <table:table-cell table:style-name="ce10" table:formula="of:=COM.MICROSOFT.CONCAT(&quot;&quot;&quot;&quot;;[.$F$2]; &quot;&quot;&quot;: &quot;; [.X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Z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AA8])" office:value-type="string" office:string-value="&quot;1&quot;: 2" calcext:value-type="string">
            <text:p>"1": 2</text:p>
          </table:table-cell>
          <table:table-cell table:style-name="ce10" table:formula="of:=COM.MICROSOFT.CONCAT(&quot;&quot;&quot;&quot;;[.$D$2]; &quot;&quot;&quot;: &quot;; [.AB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AC8])" office:value-type="string" office:string-value="&quot;3&quot;: 3" calcext:value-type="string">
            <text:p>"3": 3</text:p>
          </table:table-cell>
          <table:table-cell table:style-name="ce10" table:formula="of:=COM.MICROSOFT.CONCAT(&quot;&quot;&quot;&quot;;[.$F$2]; &quot;&quot;&quot;: &quot;; [.AD8])" office:value-type="string" office:string-value="&quot;4&quot;: 5" calcext:value-type="string">
            <text:p>"4": 5</text:p>
          </table:table-cell>
          <table:table-cell table:style-name="Default"/>
          <table:table-cell table:formula="of:=COM.MICROSOFT.CONCAT(&quot;&quot;&quot;4&quot;&quot;: { &quot;;COM.MICROSOFT.TEXTJOIN(&quot;, &quot;;TRUE();[.Z12:.AD14]);&quot;}&quot;)" office:value-type="string" office:string-value="&quot;4&quot;: { &quot;0&quot;: 4, &quot;1&quot;: 2, &quot;2&quot;: 1, &quot;3&quot;: 3, &quot;4&quot;: 5, &quot;5&quot;: 2, &quot;6&quot;: 2, &quot;7&quot;: 2, &quot;8&quot;: 3, &quot;9&quot;: 4, &quot;10&quot;: 4, &quot;11&quot;: 4, &quot;12&quot;: 5, &quot;13&quot;: 5, &quot;14&quot;: 5}" calcext:value-type="string">
            <text:p>"4": { "0": 4, "1": 2, "2": 1, "3": 3, "4": 5, "5": 2, "6": 2, "7": 2, "8": 3, "9": 4, "10": 4, "11": 4, "12": 5, "13": 5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10" table:formula="of:=COM.MICROSOFT.CONCAT(&quot;&quot;&quot;&quot;;[.$B$3]; &quot;&quot;&quot;: &quot;; [.B9])" office:value-type="string" office:string-value="&quot;5&quot;: 3" calcext:value-type="string">
            <text:p>"5": 3</text:p>
          </table:table-cell>
          <table:table-cell table:style-name="ce10" table:formula="of:=COM.MICROSOFT.CONCAT(&quot;&quot;&quot;&quot;;[.$C$3]; &quot;&quot;&quot;: &quot;; [.C9])" office:value-type="string" office:string-value="&quot;6&quot;: 3" calcext:value-type="string">
            <text:p>"6": 3</text:p>
          </table:table-cell>
          <table:table-cell table:style-name="ce10" table:formula="of:=COM.MICROSOFT.CONCAT(&quot;&quot;&quot;&quot;;[.$D$3]; &quot;&quot;&quot;: &quot;; [.D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F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H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10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L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N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P9])" office:value-type="string" office:string-value="&quot;7&quot;: 3" calcext:value-type="string">
            <text:p>"7": 3</text:p>
          </table:table-cell>
          <table:table-cell table:style-name="ce10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R9])" office:value-type="string" office:string-value="&quot;9&quot;: 4" calcext:value-type="string">
            <text:p>"9": 4</text:p>
          </table:table-cell>
          <table:table-cell table:style-name="ce10"/>
          <table:table-cell table:style-name="ce10" table:formula="of:=COM.MICROSOFT.CONCAT(&quot;&quot;&quot;&quot;;[.$B$3]; &quot;&quot;&quot;: &quot;; [.T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U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W9])" office:value-type="string" office:string-value="&quot;8&quot;: 3" calcext:value-type="string">
            <text:p>"8": 3</text:p>
          </table:table-cell>
          <table:table-cell table:style-name="ce10" table:formula="of:=COM.MICROSOFT.CONCAT(&quot;&quot;&quot;&quot;;[.$F$3]; &quot;&quot;&quot;: &quot;; [.X9])" office:value-type="string" office:string-value="&quot;9&quot;: 4" calcext:value-type="string">
            <text:p>"9": 4</text:p>
          </table:table-cell>
          <table:table-cell table:style-name="ce10"/>
          <table:table-cell table:style-name="ce10" table:formula="of:=COM.MICROSOFT.CONCAT(&quot;&quot;&quot;&quot;;[.$B$3]; &quot;&quot;&quot;: &quot;; [.Z9])" office:value-type="string" office:string-value="&quot;5&quot;: 2" calcext:value-type="string">
            <text:p>"5": 2</text:p>
          </table:table-cell>
          <table:table-cell table:style-name="ce10" table:formula="of:=COM.MICROSOFT.CONCAT(&quot;&quot;&quot;&quot;;[.$C$3]; &quot;&quot;&quot;: &quot;; [.AA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AB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10" table:formula="of:=COM.MICROSOFT.CONCAT(&quot;&quot;&quot;&quot;;[.$F$3]; &quot;&quot;&quot;: &quot;; [.AD9])" office:value-type="string" office:string-value="&quot;9&quot;: 4" calcext:value-type="string">
            <text:p>"9": 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10" table:formula="of:=COM.MICROSOFT.CONCAT(&quot;&quot;&quot;&quot;;[.$B$4]; &quot;&quot;&quot;: &quot;; [.B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C10])" office:value-type="string" office:string-value="&quot;11&quot;: 5" calcext:value-type="string">
            <text:p>"11": 5</text:p>
          </table:table-cell>
          <table:table-cell table:style-name="ce10" table:formula="of:=COM.MICROSOFT.CONCAT(&quot;&quot;&quot;&quot;;[.$D$4]; &quot;&quot;&quot;: &quot;; [.D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E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F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H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I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J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K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L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N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O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P10])" office:value-type="string" office:string-value="&quot;12&quot;: 4" calcext:value-type="string">
            <text:p>"12": 4</text:p>
          </table:table-cell>
          <table:table-cell table:style-name="ce10" table:formula="of:=COM.MICROSOFT.CONCAT(&quot;&quot;&quot;&quot;;[.$E$4]; &quot;&quot;&quot;: &quot;; [.Q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R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T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U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V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W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X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Z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AA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AB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AC10])" office:value-type="string" office:string-value="&quot;13&quot;: 5" calcext:value-type="string">
            <text:p>"13": 5</text:p>
          </table:table-cell>
          <table:table-cell table:style-name="ce10" table:formula="of:=COM.MICROSOFT.CONCAT(&quot;&quot;&quot;&quot;;[.$F$4]; &quot;&quot;&quot;: &quot;; [.AD10])" office:value-type="string" office:string-value="&quot;14&quot;: 5" calcext:value-type="string">
            <text:p>"14": 5</text:p>
          </table:table-cell>
          <table:table-cell table:style-name="Default"/>
          <table:table-cell table:style-name="Default" table:formula="of:=COM.MICROSOFT.TEXTJOIN(&quot;, &quot;;TRUE();[.AF8:.AF12])" office:value-type="string" office:string-value="&quot;0&quot;: { &quot;0&quot;: 6, &quot;1&quot;: 1, &quot;2&quot;: 1, &quot;3&quot;: 1, &quot;4&quot;: 3, &quot;5&quot;: 3, &quot;6&quot;: 3, &quot;7&quot;: 2, &quot;8&quot;: 1, &quot;9&quot;: 3, &quot;10&quot;: 4, &quot;11&quot;: 5, &quot;12&quot;: 5, &quot;13&quot;: 4, &quot;14&quot;: 5}, &quot;1&quot;: { &quot;0&quot;: 4, &quot;1&quot;: 5, &quot;2&quot;: 1, &quot;3&quot;: 1, &quot;4&quot;: 3, &quot;5&quot;: 1, &quot;6&quot;: 3, &quot;7&quot;: 2, &quot;8&quot;: 1, &quot;9&quot;: 3, &quot;10&quot;: 4, &quot;11&quot;: 4, &quot;12&quot;: 5, &quot;13&quot;: 4, &quot;14&quot;: 5}, &quot;2&quot;: { &quot;0&quot;: 4, &quot;1&quot;: 1, &quot;2&quot;: 3, &quot;3&quot;: 1, &quot;4&quot;: 3, &quot;5&quot;: 1, &quot;6&quot;: 2, &quot;7&quot;: 3, &quot;8&quot;: 1, &quot;9&quot;: 4, &quot;10&quot;: 4, &quot;11&quot;: 4, &quot;12&quot;: 4, &quot;13&quot;: 4, &quot;14&quot;: 5}, &quot;3&quot;: { &quot;0&quot;: 4, &quot;1&quot;: 1, &quot;2&quot;: 1, &quot;3&quot;: 4, &quot;4&quot;: 3, &quot;5&quot;: 1, &quot;6&quot;: 2, &quot;7&quot;: 2, &quot;8&quot;: 3, &quot;9&quot;: 4, &quot;10&quot;: 4, &quot;11&quot;: 4, &quot;12&quot;: 5, &quot;13&quot;: 4, &quot;14&quot;: 5}, &quot;4&quot;: { &quot;0&quot;: 4, &quot;1&quot;: 2, &quot;2&quot;: 1, &quot;3&quot;: 3, &quot;4&quot;: 5, &quot;5&quot;: 2, &quot;6&quot;: 2, &quot;7&quot;: 2, &quot;8&quot;: 3, &quot;9&quot;: 4, &quot;10&quot;: 4, &quot;11&quot;: 4, &quot;12&quot;: 5, &quot;13&quot;: 5, &quot;14&quot;: 5}" calcext:value-type="string">
            <text:p>"0": { "0": 6, "1": 1, "2": 1, "3": 1, "4": 3, "5": 3, "6": 3, "7": 2, "8": 1, "9": 3, "10": 4, "11": 5, "12": 5, "13": 4, "14": 5}, "1": { "0": 4, "1": 5, "2": 1, "3": 1, "4": 3, "5": 1, "6": 3, "7": 2, "8": 1, "9": 3, "10": 4, "11": 4, "12": 5, "13": 4, "14": 5}, "2": { "0": 4, "1": 1, "2": 3, "3": 1, "4": 3, "5": 1, "6": 2, "7": 3, "8": 1, "9": 4, "10": 4, "11": 4, "12": 4, "13": 4, "14": 5}, "3": { "0": 4, "1": 1, "2": 1, "3": 4, "4": 3, "5": 1, "6": 2, "7": 2, "8": 3, "9": 4, "10": 4, "11": 4, "12": 5, "13": 4, "14": 5}, "4": { "0": 4, "1": 2, "2": 1, "3": 3, "4": 5, "5": 2, "6": 2, "7": 2, "8": 3, "9": 4, "10": 4, "11": 4, "12": 5, "13": 5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11" table:number-columns-repeated="29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formula="of:=COM.MICROSOFT.CONCAT(&quot;&quot;&quot;5&quot;&quot;: { &quot;;COM.MICROSOFT.TEXTJOIN(&quot;, &quot;;TRUE();[.B20:.F22]);&quot;}&quot;)" office:value-type="string" office:string-value="&quot;5&quot;: { &quot;0&quot;: 5, &quot;1&quot;: 2, &quot;2&quot;: 1, &quot;3&quot;: 2, &quot;4&quot;: 4, &quot;5&quot;: 3, &quot;6&quot;: 1, &quot;7&quot;: 1, &quot;8&quot;: 1, &quot;9&quot;: 2, &quot;10&quot;: 3, &quot;11&quot;: 4, &quot;12&quot;: 4, &quot;13&quot;: 2, &quot;14&quot;: 3}" calcext:value-type="string">
            <text:p>"5": { "0": 5, "1": 2, "2": 1, "3": 2, "4": 4, "5": 3, "6": 1, "7": 1, "8": 1, "9": 2, "10": 3, "11": 4, "12": 4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" table:formula="of:=[.AT3]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6" table:formula="of:=[.AU3]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6" table:formula="of:=[.AV3]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" table:formula="of:=[.AW3]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6" table:formula="of:=[.AX3]" office:value-type="float" office:value="3" calcext:value-type="float">
            <text:p>3</text:p>
          </table:table-cell>
          <table:table-cell/>
          <table:table-cell table:formula="of:=COM.MICROSOFT.CONCAT(&quot;&quot;&quot;6&quot;&quot;: { &quot;;COM.MICROSOFT.TEXTJOIN(&quot;, &quot;;TRUE();[.H20:.L22]);&quot;}&quot;)" office:value-type="string" office:string-value="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4}" calcext:value-type="string">
            <text:p>"6": { "0": 5, "1": 3, "2": 1, "3": 2, "4": 4, "5": 1, "6": 1, "7": 1, "8": 1, "9": 2, "10": 3, "11": 3, "12": 3, "13": 2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7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formula="of:=COM.MICROSOFT.CONCAT(&quot;&quot;&quot;7&quot;&quot;: { &quot;;COM.MICROSOFT.TEXTJOIN(&quot;, &quot;;TRUE();[.N20:.R22]);&quot;}&quot;)" office:value-type="string" office:string-value="&quot;7&quot;: { &quot;0&quot;: 5, &quot;1&quot;: 3, &quot;2&quot;: 2, &quot;3&quot;: 3, &quot;4&quot;: 5, &quot;5&quot;: 1, &quot;6&quot;: 1, &quot;7&quot;: 1, &quot;8&quot;: 1, &quot;9&quot;: 2, &quot;10&quot;: 3, &quot;11&quot;: 3, &quot;12&quot;: 3, &quot;13&quot;: 2, &quot;14&quot;: 4}" calcext:value-type="string">
            <text:p>"7": { "0": 5, "1": 3, "2": 2, "3": 3, "4": 5, "5": 1, "6": 1, "7": 1, "8": 1, "9": 2, "10": 3, "11": 3, "12": 3, "13": 2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11" table:number-columns-repeated="29"/>
          <table:table-cell/>
          <table:table-cell table:formula="of:=COM.MICROSOFT.CONCAT(&quot;&quot;&quot;8&quot;&quot;: { &quot;;COM.MICROSOFT.TEXTJOIN(&quot;, &quot;;TRUE();[.T20:.X22]);&quot;}&quot;)" office:value-type="string" office:string-value="&quot;8&quot;: { &quot;0&quot;: 5, &quot;1&quot;: 2, &quot;2&quot;: 1, &quot;3&quot;: 3, &quot;4&quot;: 4, &quot;5&quot;: 1, &quot;6&quot;: 1, &quot;7&quot;: 1, &quot;8&quot;: 1, &quot;9&quot;: 2, &quot;10&quot;: 3, &quot;11&quot;: 3, &quot;12&quot;: 3, &quot;13&quot;: 3, &quot;14&quot;: 3}" calcext:value-type="string">
            <text:p>"8": { "0": 5, "1": 2, "2": 1, "3": 3, "4": 4, "5": 1, "6": 1, "7": 1, "8": 1, "9": 2, "10": 3, "11": 3, "12": 3, "13": 3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13" table:formula="of:=COM.MICROSOFT.CONCAT(&quot;&quot;&quot;&quot;;[.$B$2]; &quot;&quot;&quot;: &quot;; [.B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C16])" office:value-type="string" office:string-value="&quot;1&quot;: 2" calcext:value-type="string">
            <text:p>"1": 2</text:p>
          </table:table-cell>
          <table:table-cell table:style-name="ce13" table:formula="of:=COM.MICROSOFT.CONCAT(&quot;&quot;&quot;&quot;;[.$D$2]; &quot;&quot;&quot;: &quot;; [.D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E16])" office:value-type="string" office:string-value="&quot;3&quot;: 2" calcext:value-type="string">
            <text:p>"3": 2</text:p>
          </table:table-cell>
          <table:table-cell table:style-name="ce13" table:formula="of:=COM.MICROSOFT.CONCAT(&quot;&quot;&quot;&quot;;[.$F$2]; &quot;&quot;&quot;: &quot;; [.F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H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I16])" office:value-type="string" office:string-value="&quot;1&quot;: 3" calcext:value-type="string">
            <text:p>"1": 3</text:p>
          </table:table-cell>
          <table:table-cell table:style-name="ce13" table:formula="of:=COM.MICROSOFT.CONCAT(&quot;&quot;&quot;&quot;;[.$D$2]; &quot;&quot;&quot;: &quot;; [.J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K16])" office:value-type="string" office:string-value="&quot;3&quot;: 2" calcext:value-type="string">
            <text:p>"3": 2</text:p>
          </table:table-cell>
          <table:table-cell table:style-name="ce13" table:formula="of:=COM.MICROSOFT.CONCAT(&quot;&quot;&quot;&quot;;[.$F$2]; &quot;&quot;&quot;: &quot;; [.L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N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O16])" office:value-type="string" office:string-value="&quot;1&quot;: 3" calcext:value-type="string">
            <text:p>"1": 3</text:p>
          </table:table-cell>
          <table:table-cell table:style-name="ce13" table:formula="of:=COM.MICROSOFT.CONCAT(&quot;&quot;&quot;&quot;;[.$D$2]; &quot;&quot;&quot;: &quot;; [.P16])" office:value-type="string" office:string-value="&quot;2&quot;: 2" calcext:value-type="string">
            <text:p>"2": 2</text:p>
          </table:table-cell>
          <table:table-cell table:style-name="ce13" table:formula="of:=COM.MICROSOFT.CONCAT(&quot;&quot;&quot;&quot;;[.$E$2]; &quot;&quot;&quot;: &quot;; [.Q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R16])" office:value-type="string" office:string-value="&quot;4&quot;: 5" calcext:value-type="string">
            <text:p>"4": 5</text:p>
          </table:table-cell>
          <table:table-cell table:style-name="ce13"/>
          <table:table-cell table:style-name="ce13" table:formula="of:=COM.MICROSOFT.CONCAT(&quot;&quot;&quot;&quot;;[.$B$2]; &quot;&quot;&quot;: &quot;; [.T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U16])" office:value-type="string" office:string-value="&quot;1&quot;: 2" calcext:value-type="string">
            <text:p>"1": 2</text:p>
          </table:table-cell>
          <table:table-cell table:style-name="ce13" table:formula="of:=COM.MICROSOFT.CONCAT(&quot;&quot;&quot;&quot;;[.$D$2]; &quot;&quot;&quot;: &quot;; [.V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W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X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Z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AA16])" office:value-type="string" office:string-value="&quot;1&quot;: 3" calcext:value-type="string">
            <text:p>"1": 3</text:p>
          </table:table-cell>
          <table:table-cell table:style-name="ce57" table:formula="of:=COM.MICROSOFT.CONCAT(&quot;&quot;&quot;&quot;;[.$D$2]; &quot;&quot;&quot;: &quot;; [.AB16])" office:value-type="string" office:string-value="&quot;2&quot;: 2" calcext:value-type="string">
            <text:p>"2": 2</text:p>
          </table:table-cell>
          <table:table-cell table:style-name="ce13" table:formula="of:=COM.MICROSOFT.CONCAT(&quot;&quot;&quot;&quot;;[.$E$2]; &quot;&quot;&quot;: &quot;; [.AC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AD16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9&quot;&quot;: { &quot;;COM.MICROSOFT.TEXTJOIN(&quot;, &quot;;TRUE();[.Z20:.AD22]);&quot;}&quot;)" office:value-type="string" office:string-value="&quot;9&quot;: { &quot;0&quot;: 5, &quot;1&quot;: 3, &quot;2&quot;: 2, &quot;3&quot;: 3, &quot;4&quot;: 4, &quot;5&quot;: 2, &quot;6&quot;: 2, &quot;7&quot;: 2, &quot;8&quot;: 2, &quot;9&quot;: 3, &quot;10&quot;: 4, &quot;11&quot;: 4, &quot;12&quot;: 4, &quot;13&quot;: 3, &quot;14&quot;: 4}" calcext:value-type="string">
            <text:p>"9": { "0": 5, "1": 3, "2": 2, "3": 3, "4": 4, "5": 2, "6": 2, "7": 2, "8": 2, "9": 3, "10": 4, "11": 4, "12": 4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13" table:formula="of:=COM.MICROSOFT.CONCAT(&quot;&quot;&quot;&quot;;[.$B$3]; &quot;&quot;&quot;: &quot;; [.B17])" office:value-type="string" office:string-value="&quot;5&quot;: 3" calcext:value-type="string">
            <text:p>"5": 3</text:p>
          </table:table-cell>
          <table:table-cell table:style-name="ce13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F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H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L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N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R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T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X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Z17])" office:value-type="string" office:string-value="&quot;5&quot;: 2" calcext:value-type="string">
            <text:p>"5": 2</text:p>
          </table:table-cell>
          <table:table-cell table:style-name="ce13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13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13" table:formula="of:=COM.MICROSOFT.CONCAT(&quot;&quot;&quot;&quot;;[.$E$3]; &quot;&quot;&quot;: &quot;; [.AC17])" office:value-type="string" office:string-value="&quot;8&quot;: 2" calcext:value-type="string">
            <text:p>"8": 2</text:p>
          </table:table-cell>
          <table:table-cell table:style-name="ce13" table:formula="of:=COM.MICROSOFT.CONCAT(&quot;&quot;&quot;&quot;;[.$F$3]; &quot;&quot;&quot;: &quot;; [.AD17])" office:value-type="string" office:string-value="&quot;9&quot;: 3" calcext:value-type="string">
            <text:p>"9": 3</text:p>
          </table:table-cell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13" table:formula="of:=COM.MICROSOFT.CONCAT(&quot;&quot;&quot;&quot;;[.$B$4]; &quot;&quot;&quot;: &quot;; [.B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C18])" office:value-type="string" office:string-value="&quot;11&quot;: 4" calcext:value-type="string">
            <text:p>"11": 4</text:p>
          </table:table-cell>
          <table:table-cell table:style-name="ce13" table:formula="of:=COM.MICROSOFT.CONCAT(&quot;&quot;&quot;&quot;;[.$D$4]; &quot;&quot;&quot;: &quot;; [.D18])" office:value-type="string" office:string-value="&quot;12&quot;: 4" calcext:value-type="string">
            <text:p>"12": 4</text:p>
          </table:table-cell>
          <table:table-cell table:style-name="ce13" table:formula="of:=COM.MICROSOFT.CONCAT(&quot;&quot;&quot;&quot;;[.$E$4]; &quot;&quot;&quot;: &quot;; [.E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F18])" office:value-type="string" office:string-value="&quot;14&quot;: 3" calcext:value-type="string">
            <text:p>"14": 3</text:p>
          </table:table-cell>
          <table:table-cell table:style-name="ce13"/>
          <table:table-cell table:style-name="ce13" table:formula="of:=COM.MICROSOFT.CONCAT(&quot;&quot;&quot;&quot;;[.$B$4]; &quot;&quot;&quot;: &quot;; [.H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I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J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L18])" office:value-type="string" office:string-value="&quot;14&quot;: 4" calcext:value-type="string">
            <text:p>"14": 4</text:p>
          </table:table-cell>
          <table:table-cell table:style-name="ce13"/>
          <table:table-cell table:style-name="ce13" table:formula="of:=COM.MICROSOFT.CONCAT(&quot;&quot;&quot;&quot;;[.$B$4]; &quot;&quot;&quot;: &quot;; [.N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O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P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Q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R18])" office:value-type="string" office:string-value="&quot;14&quot;: 4" calcext:value-type="string">
            <text:p>"14": 4</text:p>
          </table:table-cell>
          <table:table-cell table:style-name="ce13"/>
          <table:table-cell table:style-name="ce13" table:formula="of:=COM.MICROSOFT.CONCAT(&quot;&quot;&quot;&quot;;[.$B$4]; &quot;&quot;&quot;: &quot;; [.T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U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V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W18])" office:value-type="string" office:string-value="&quot;13&quot;: 3" calcext:value-type="string">
            <text:p>"13": 3</text:p>
          </table:table-cell>
          <table:table-cell table:style-name="ce13" table:formula="of:=COM.MICROSOFT.CONCAT(&quot;&quot;&quot;&quot;;[.$F$4]; &quot;&quot;&quot;: &quot;; [.X18])" office:value-type="string" office:string-value="&quot;14&quot;: 3" calcext:value-type="string">
            <text:p>"14": 3</text:p>
          </table:table-cell>
          <table:table-cell table:style-name="ce13"/>
          <table:table-cell table:style-name="ce13" table:formula="of:=COM.MICROSOFT.CONCAT(&quot;&quot;&quot;&quot;;[.$B$4]; &quot;&quot;&quot;: &quot;; [.Z18])" office:value-type="string" office:string-value="&quot;10&quot;: 4" calcext:value-type="string">
            <text:p>"10": 4</text:p>
          </table:table-cell>
          <table:table-cell table:style-name="ce13" table:formula="of:=COM.MICROSOFT.CONCAT(&quot;&quot;&quot;&quot;;[.$C$4]; &quot;&quot;&quot;: &quot;; [.AA18])" office:value-type="string" office:string-value="&quot;11&quot;: 4" calcext:value-type="string">
            <text:p>"11": 4</text:p>
          </table:table-cell>
          <table:table-cell table:style-name="ce13" table:formula="of:=COM.MICROSOFT.CONCAT(&quot;&quot;&quot;&quot;;[.$D$4]; &quot;&quot;&quot;: &quot;; [.AB18])" office:value-type="string" office:string-value="&quot;12&quot;: 4" calcext:value-type="string">
            <text:p>"12": 4</text:p>
          </table:table-cell>
          <table:table-cell table:style-name="ce13" table:formula="of:=COM.MICROSOFT.CONCAT(&quot;&quot;&quot;&quot;;[.$E$4]; &quot;&quot;&quot;: &quot;; [.AC18])" office:value-type="string" office:string-value="&quot;13&quot;: 3" calcext:value-type="string">
            <text:p>"13": 3</text:p>
          </table:table-cell>
          <table:table-cell table:style-name="ce13" table:formula="of:=COM.MICROSOFT.CONCAT(&quot;&quot;&quot;&quot;;[.$F$4]; &quot;&quot;&quot;: &quot;; [.AD18])" office:value-type="string" office:string-value="&quot;14&quot;: 4" calcext:value-type="string">
            <text:p>"14": 4</text:p>
          </table:table-cell>
          <table:table-cell/>
          <table:table-cell table:formula="of:=COM.MICROSOFT.TEXTJOIN(&quot;, &quot;;TRUE();[.AF16:.AF20])" office:value-type="string" office:string-value="&quot;5&quot;: { &quot;0&quot;: 5, &quot;1&quot;: 2, &quot;2&quot;: 1, &quot;3&quot;: 2, &quot;4&quot;: 4, &quot;5&quot;: 3, &quot;6&quot;: 1, &quot;7&quot;: 1, &quot;8&quot;: 1, &quot;9&quot;: 2, &quot;10&quot;: 3, &quot;11&quot;: 4, &quot;12&quot;: 4, &quot;13&quot;: 2, &quot;14&quot;: 3}, 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4}, &quot;7&quot;: { &quot;0&quot;: 5, &quot;1&quot;: 3, &quot;2&quot;: 2, &quot;3&quot;: 3, &quot;4&quot;: 5, &quot;5&quot;: 1, &quot;6&quot;: 1, &quot;7&quot;: 1, &quot;8&quot;: 1, &quot;9&quot;: 2, &quot;10&quot;: 3, &quot;11&quot;: 3, &quot;12&quot;: 3, &quot;13&quot;: 2, &quot;14&quot;: 4}, &quot;8&quot;: { &quot;0&quot;: 5, &quot;1&quot;: 2, &quot;2&quot;: 1, &quot;3&quot;: 3, &quot;4&quot;: 4, &quot;5&quot;: 1, &quot;6&quot;: 1, &quot;7&quot;: 1, &quot;8&quot;: 1, &quot;9&quot;: 2, &quot;10&quot;: 3, &quot;11&quot;: 3, &quot;12&quot;: 3, &quot;13&quot;: 3, &quot;14&quot;: 3}, &quot;9&quot;: { &quot;0&quot;: 5, &quot;1&quot;: 3, &quot;2&quot;: 2, &quot;3&quot;: 3, &quot;4&quot;: 4, &quot;5&quot;: 2, &quot;6&quot;: 2, &quot;7&quot;: 2, &quot;8&quot;: 2, &quot;9&quot;: 3, &quot;10&quot;: 4, &quot;11&quot;: 4, &quot;12&quot;: 4, &quot;13&quot;: 3, &quot;14&quot;: 4}" calcext:value-type="string">
            <text:p>"5": { "0": 5, "1": 2, "2": 1, "3": 2, "4": 4, "5": 3, "6": 1, "7": 1, "8": 1, "9": 2, "10": 3, "11": 4, "12": 4, "13": 2, "14": 3}, "6": { "0": 5, "1": 3, "2": 1, "3": 2, "4": 4, "5": 1, "6": 1, "7": 1, "8": 1, "9": 2, "10": 3, "11": 3, "12": 3, "13": 2, "14": 4}, "7": { "0": 5, "1": 3, "2": 2, "3": 3, "4": 5, "5": 1, "6": 1, "7": 1, "8": 1, "9": 2, "10": 3, "11": 3, "12": 3, "13": 2, "14": 4}, "8": { "0": 5, "1": 2, "2": 1, "3": 3, "4": 4, "5": 1, "6": 1, "7": 1, "8": 1, "9": 2, "10": 3, "11": 3, "12": 3, "13": 3, "14": 3}, "9": { "0": 5, "1": 3, "2": 2, "3": 3, "4": 4, "5": 2, "6": 2, "7": 2, "8": 2, "9": 3, "10": 4, "11": 4, "12": 4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1" table:number-columns-repeated="29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37"/>
          <table:table-cell table:style-name="ce41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formula="of:=COM.MICROSOFT.CONCAT(&quot;&quot;&quot;10&quot;&quot;: { &quot;;COM.MICROSOFT.TEXTJOIN(&quot;, &quot;;TRUE();[.B28:.F30]);&quot;}&quot;)" office:value-type="string" office:string-value="&quot;10&quot;: { &quot;0&quot;: 5, &quot;1&quot;: 4, &quot;2&quot;: 3, &quot;3&quot;: 4, &quot;4&quot;: 5, &quot;5&quot;: 3, &quot;6&quot;: 1, &quot;7&quot;: 1, &quot;8&quot;: 1, &quot;9&quot;: 4, &quot;10&quot;: 5, &quot;11&quot;: 1, &quot;12&quot;: 1, &quot;13&quot;: 1, &quot;14&quot;: 4}" calcext:value-type="string">
            <text:p>"10": { "0": 5, "1": 4, "2": 3, "3": 4, "4": 5, "5": 3, "6": 1, "7": 1, "8": 1, "9": 4, "10": 5, "11": 1, "12": 1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37"/>
          <table:table-cell table:style-name="ce5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formula="of:=COM.MICROSOFT.CONCAT(&quot;&quot;&quot;11&quot;&quot;: { &quot;;COM.MICROSOFT.TEXTJOIN(&quot;, &quot;;TRUE();[.H28:.L30]);&quot;}&quot;)" office:value-type="string" office:string-value="&quot;11&quot;: { &quot;0&quot;: 5, &quot;1&quot;: 4, &quot;2&quot;: 3, &quot;3&quot;: 4, &quot;4&quot;: 5, &quot;5&quot;: 3, &quot;6&quot;: 3, &quot;7&quot;: 1, &quot;8&quot;: 1, &quot;9&quot;: 4, &quot;10&quot;: 1, &quot;11&quot;: 4, &quot;12&quot;: 1, &quot;13&quot;: 1, &quot;14&quot;: 4}" calcext:value-type="string">
            <text:p>"11": { "0": 5, "1": 4, "2": 3, "3": 4, "4": 5, "5": 3, "6": 3, "7": 1, "8": 1, "9": 4, "10": 1, "11": 4, "12": 1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" table:formula="of:=[.AT4]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6" table:formula="of:=[.AU4]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table:formula="of:=[.AV4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6" table:formula="of:=[.AW4]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6" table:formula="of:=[.AX4]" office:value-type="float" office:value="4" calcext:value-type="float">
            <text:p>4</text:p>
          </table:table-cell>
          <table:table-cell/>
          <table:table-cell table:formula="of:=COM.MICROSOFT.CONCAT(&quot;&quot;&quot;12&quot;&quot;: { &quot;;COM.MICROSOFT.TEXTJOIN(&quot;, &quot;;TRUE();[.N28:.R30]);&quot;}&quot;)" office:value-type="string" office:string-value="&quot;12&quot;: { &quot;0&quot;: 5, &quot;1&quot;: 5, &quot;2&quot;: 3, &quot;3&quot;: 5, &quot;4&quot;: 5, &quot;5&quot;: 3, &quot;6&quot;: 2, &quot;7&quot;: 2, &quot;8&quot;: 2, &quot;9&quot;: 5, &quot;10&quot;: 1, &quot;11&quot;: 1, &quot;12&quot;: 3, &quot;13&quot;: 1, &quot;14&quot;: 4}" calcext:value-type="string">
            <text:p>"12": { "0": 5, "1": 5, "2": 3, "3": 5, "4": 5, "5": 3, "6": 2, "7": 2, "8": 2, "9": 5, "10": 1, "11": 1, "12": 3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47" table:number-columns-repeated="6"/>
          <table:table-cell/>
          <table:table-cell table:style-name="ce47" table:number-columns-repeated="22"/>
          <table:table-cell/>
          <table:table-cell table:formula="of:=COM.MICROSOFT.CONCAT(&quot;&quot;&quot;13&quot;&quot;: { &quot;;COM.MICROSOFT.TEXTJOIN(&quot;, &quot;;TRUE();[.T28:.X30]);&quot;}&quot;)" office:value-type="string" office:string-value="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" calcext:value-type="string">
            <text:p>"13": { "0": 5, "1": 4, "2": 3, "3": 4, "4": 5, "5": 2, "6": 1, "7": 1, "8": 3, "9": 4, "10": 1, "11": 1, "12": 1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2]; &quot;&quot;&quot;: &quot;; [.B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C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D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E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F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H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I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J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K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L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N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O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P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Q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R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T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U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V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W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X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Z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AA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AC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AD24])" office:value-type="string" office:string-value="&quot;4&quot;: 5" calcext:value-type="string">
            <text:p>"4": 5</text:p>
          </table:table-cell>
          <table:table-cell/>
          <table:table-cell table:formula="of:=COM.MICROSOFT.CONCAT(&quot;&quot;&quot;14&quot;&quot;: { &quot;;COM.MICROSOFT.TEXTJOIN(&quot;, &quot;;TRUE();[.Z28:.AD30]);&quot;}&quot;)" office:value-type="string" office:string-value="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4}" calcext:value-type="string">
            <text:p>"14": { "0": 5, "1": 5, "2": 4, "3": 5, "4": 5, "5": 2, "6": 2, "7": 2, "8": 3, "9": 4, "10": 2, "11": 2, "12": 2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3]; &quot;&quot;&quot;: &quot;; [.B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C25])" office:value-type="string" office:string-value="&quot;6&quot;: 1" calcext:value-type="string">
            <text:p>"6": 1</text:p>
          </table:table-cell>
          <table:table-cell table:style-name="ce14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E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I25])" office:value-type="string" office:string-value="&quot;6&quot;: 3" calcext:value-type="string">
            <text:p>"6": 3</text:p>
          </table:table-cell>
          <table:table-cell table:style-name="ce14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K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N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4" table:formula="of:=COM.MICROSOFT.CONCAT(&quot;&quot;&quot;&quot;;[.$F$3]; &quot;&quot;&quot;: &quot;; [.R25])" office:value-type="string" office:string-value="&quot;9&quot;: 5" calcext:value-type="string">
            <text:p>"9": 5</text:p>
          </table:table-cell>
          <table:table-cell table:style-name="ce14"/>
          <table:table-cell table:style-name="ce14" table:formula="of:=COM.MICROSOFT.CONCAT(&quot;&quot;&quot;&quot;;[.$B$3]; &quot;&quot;&quot;: &quot;; [.T25])" office:value-type="string" office:string-value="&quot;5&quot;: 2" calcext:value-type="string">
            <text:p>"5": 2</text:p>
          </table:table-cell>
          <table:table-cell table:style-name="ce14" table:formula="of:=COM.MICROSOFT.CONCAT(&quot;&quot;&quot;&quot;;[.$C$3]; &quot;&quot;&quot;: &quot;; [.U25])" office:value-type="string" office:string-value="&quot;6&quot;: 1" calcext:value-type="string">
            <text:p>"6": 1</text:p>
          </table:table-cell>
          <table:table-cell table:style-name="ce14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W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X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Z25])" office:value-type="string" office:string-value="&quot;5&quot;: 2" calcext:value-type="string">
            <text:p>"5": 2</text:p>
          </table:table-cell>
          <table:table-cell table:style-name="ce14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AB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AC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AD25])" office:value-type="string" office:string-value="&quot;9&quot;: 4" calcext:value-type="string">
            <text:p>"9": 4</text:p>
          </table:table-cell>
          <table:table-cell table:number-columns-repeated="22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4]; &quot;&quot;&quot;: &quot;; [.B26])" office:value-type="string" office:string-value="&quot;10&quot;: 5" calcext:value-type="string">
            <text:p>"10": 5</text:p>
          </table:table-cell>
          <table:table-cell table:style-name="ce14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F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H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I26])" office:value-type="string" office:string-value="&quot;11&quot;: 4" calcext:value-type="string">
            <text:p>"11": 4</text:p>
          </table:table-cell>
          <table:table-cell table:style-name="ce14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L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N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P26])" office:value-type="string" office:string-value="&quot;12&quot;: 3" calcext:value-type="string">
            <text:p>"12": 3</text:p>
          </table:table-cell>
          <table:table-cell table:style-name="ce14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R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T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4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Z26])" office:value-type="string" office:string-value="&quot;10&quot;: 2" calcext:value-type="string">
            <text:p>"10": 2</text:p>
          </table:table-cell>
          <table:table-cell table:style-name="ce14" table:formula="of:=COM.MICROSOFT.CONCAT(&quot;&quot;&quot;&quot;;[.$C$4]; &quot;&quot;&quot;: &quot;; [.AA26])" office:value-type="string" office:string-value="&quot;11&quot;: 2" calcext:value-type="string">
            <text:p>"11": 2</text:p>
          </table:table-cell>
          <table:table-cell table:style-name="ce14" table:formula="of:=COM.MICROSOFT.CONCAT(&quot;&quot;&quot;&quot;;[.$D$4]; &quot;&quot;&quot;: &quot;; [.AB26])" office:value-type="string" office:string-value="&quot;12&quot;: 2" calcext:value-type="string">
            <text:p>"12": 2</text:p>
          </table:table-cell>
          <table:table-cell table:style-name="ce14" table:formula="of:=COM.MICROSOFT.CONCAT(&quot;&quot;&quot;&quot;;[.$E$4]; &quot;&quot;&quot;: &quot;; [.AC26])" office:value-type="string" office:string-value="&quot;13&quot;: 3" calcext:value-type="string">
            <text:p>"13": 3</text:p>
          </table:table-cell>
          <table:table-cell table:style-name="ce14" table:formula="of:=COM.MICROSOFT.CONCAT(&quot;&quot;&quot;&quot;;[.$F$4]; &quot;&quot;&quot;: &quot;; [.AD26])" office:value-type="string" office:string-value="&quot;14&quot;: 4" calcext:value-type="string">
            <text:p>"14": 4</text:p>
          </table:table-cell>
          <table:table-cell/>
          <table:table-cell table:formula="of:=COM.MICROSOFT.TEXTJOIN(&quot;, &quot;;TRUE();[.AF24:.AF28])" office:value-type="string" office:string-value="&quot;10&quot;: { &quot;0&quot;: 5, &quot;1&quot;: 4, &quot;2&quot;: 3, &quot;3&quot;: 4, &quot;4&quot;: 5, &quot;5&quot;: 3, &quot;6&quot;: 1, &quot;7&quot;: 1, &quot;8&quot;: 1, &quot;9&quot;: 4, &quot;10&quot;: 5, &quot;11&quot;: 1, &quot;12&quot;: 1, &quot;13&quot;: 1, &quot;14&quot;: 4}, &quot;11&quot;: { &quot;0&quot;: 5, &quot;1&quot;: 4, &quot;2&quot;: 3, &quot;3&quot;: 4, &quot;4&quot;: 5, &quot;5&quot;: 3, &quot;6&quot;: 3, &quot;7&quot;: 1, &quot;8&quot;: 1, &quot;9&quot;: 4, &quot;10&quot;: 1, &quot;11&quot;: 4, &quot;12&quot;: 1, &quot;13&quot;: 1, &quot;14&quot;: 4}, &quot;12&quot;: { &quot;0&quot;: 5, &quot;1&quot;: 5, &quot;2&quot;: 3, &quot;3&quot;: 5, &quot;4&quot;: 5, &quot;5&quot;: 3, &quot;6&quot;: 2, &quot;7&quot;: 2, &quot;8&quot;: 2, &quot;9&quot;: 5, &quot;10&quot;: 1, &quot;11&quot;: 1, &quot;12&quot;: 3, &quot;13&quot;: 1, &quot;14&quot;: 4}, 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, 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4}" calcext:value-type="string">
            <text:p>"10": { "0": 5, "1": 4, "2": 3, "3": 4, "4": 5, "5": 3, "6": 1, "7": 1, "8": 1, "9": 4, "10": 5, "11": 1, "12": 1, "13": 1, "14": 4}, "11": { "0": 5, "1": 4, "2": 3, "3": 4, "4": 5, "5": 3, "6": 3, "7": 1, "8": 1, "9": 4, "10": 1, "11": 4, "12": 1, "13": 1, "14": 4}, "12": { "0": 5, "1": 5, "2": 3, "3": 5, "4": 5, "5": 3, "6": 2, "7": 2, "8": 2, "9": 5, "10": 1, "11": 1, "12": 3, "13": 1, "14": 4}, "13": { "0": 5, "1": 4, "2": 3, "3": 4, "4": 5, "5": 2, "6": 1, "7": 1, "8": 3, "9": 4, "10": 1, "11": 1, "12": 1, "13": 2, "14": 3}, "14": { "0": 5, "1": 5, "2": 4, "3": 5, "4": 5, "5": 2, "6": 2, "7": 2, "8": 3, "9": 4, "10": 2, "11": 2, "12": 2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56" table:formula="of:=COM.MICROSOFT.CONCAT(&quot;{&quot;; COM.MICROSOFT.TEXTJOIN(&quot;, &quot;;TRUE();[.AF14]; [.AF22]; [.AF30]);&quot;}&quot;)" office:value-type="string" office:string-value="{&quot;0&quot;: { &quot;0&quot;: 6, &quot;1&quot;: 1, &quot;2&quot;: 1, &quot;3&quot;: 1, &quot;4&quot;: 3, &quot;5&quot;: 3, &quot;6&quot;: 3, &quot;7&quot;: 2, &quot;8&quot;: 1, &quot;9&quot;: 3, &quot;10&quot;: 4, &quot;11&quot;: 5, &quot;12&quot;: 5, &quot;13&quot;: 4, &quot;14&quot;: 5}, &quot;1&quot;: { &quot;0&quot;: 4, &quot;1&quot;: 5, &quot;2&quot;: 1, &quot;3&quot;: 1, &quot;4&quot;: 3, &quot;5&quot;: 1, &quot;6&quot;: 3, &quot;7&quot;: 2, &quot;8&quot;: 1, &quot;9&quot;: 3, &quot;10&quot;: 4, &quot;11&quot;: 4, &quot;12&quot;: 5, &quot;13&quot;: 4, &quot;14&quot;: 5}, &quot;2&quot;: { &quot;0&quot;: 4, &quot;1&quot;: 1, &quot;2&quot;: 3, &quot;3&quot;: 1, &quot;4&quot;: 3, &quot;5&quot;: 1, &quot;6&quot;: 2, &quot;7&quot;: 3, &quot;8&quot;: 1, &quot;9&quot;: 4, &quot;10&quot;: 4, &quot;11&quot;: 4, &quot;12&quot;: 4, &quot;13&quot;: 4, &quot;14&quot;: 5}, &quot;3&quot;: { &quot;0&quot;: 4, &quot;1&quot;: 1, &quot;2&quot;: 1, &quot;3&quot;: 4, &quot;4&quot;: 3, &quot;5&quot;: 1, &quot;6&quot;: 2, &quot;7&quot;: 2, &quot;8&quot;: 3, &quot;9&quot;: 4, &quot;10&quot;: 4, &quot;11&quot;: 4, &quot;12&quot;: 5, &quot;13&quot;: 4, &quot;14&quot;: 5}, &quot;4&quot;: { &quot;0&quot;: 4, &quot;1&quot;: 2, &quot;2&quot;: 1, &quot;3&quot;: 3, &quot;4&quot;: 5, &quot;5&quot;: 2, &quot;6&quot;: 2, &quot;7&quot;: 2, &quot;8&quot;: 3, &quot;9&quot;: 4, &quot;10&quot;: 4, &quot;11&quot;: 4, &quot;12&quot;: 5, &quot;13&quot;: 5, &quot;14&quot;: 5}, &quot;5&quot;: { &quot;0&quot;: 5, &quot;1&quot;: 2, &quot;2&quot;: 1, &quot;3&quot;: 2, &quot;4&quot;: 4, &quot;5&quot;: 3, &quot;6&quot;: 1, &quot;7&quot;: 1, &quot;8&quot;: 1, &quot;9&quot;: 2, &quot;10&quot;: 3, &quot;11&quot;: 4, &quot;12&quot;: 4, &quot;13&quot;: 2, &quot;14&quot;: 3}, 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4}, &quot;7&quot;: { &quot;0&quot;: 5, &quot;1&quot;: 3, &quot;2&quot;: 2, &quot;3&quot;: 3, &quot;4&quot;: 5, &quot;5&quot;: 1, &quot;6&quot;: 1, &quot;7&quot;: 1, &quot;8&quot;: 1, &quot;9&quot;: 2, &quot;10&quot;: 3, &quot;11&quot;: 3, &quot;12&quot;: 3, &quot;13&quot;: 2, &quot;14&quot;: 4}, &quot;8&quot;: { &quot;0&quot;: 5, &quot;1&quot;: 2, &quot;2&quot;: 1, &quot;3&quot;: 3, &quot;4&quot;: 4, &quot;5&quot;: 1, &quot;6&quot;: 1, &quot;7&quot;: 1, &quot;8&quot;: 1, &quot;9&quot;: 2, &quot;10&quot;: 3, &quot;11&quot;: 3, &quot;12&quot;: 3, &quot;13&quot;: 3, &quot;14&quot;: 3}, &quot;9&quot;: { &quot;0&quot;: 5, &quot;1&quot;: 3, &quot;2&quot;: 2, &quot;3&quot;: 3, &quot;4&quot;: 4, &quot;5&quot;: 2, &quot;6&quot;: 2, &quot;7&quot;: 2, &quot;8&quot;: 2, &quot;9&quot;: 3, &quot;10&quot;: 4, &quot;11&quot;: 4, &quot;12&quot;: 4, &quot;13&quot;: 3, &quot;14&quot;: 4}, &quot;10&quot;: { &quot;0&quot;: 5, &quot;1&quot;: 4, &quot;2&quot;: 3, &quot;3&quot;: 4, &quot;4&quot;: 5, &quot;5&quot;: 3, &quot;6&quot;: 1, &quot;7&quot;: 1, &quot;8&quot;: 1, &quot;9&quot;: 4, &quot;10&quot;: 5, &quot;11&quot;: 1, &quot;12&quot;: 1, &quot;13&quot;: 1, &quot;14&quot;: 4}, &quot;11&quot;: { &quot;0&quot;: 5, &quot;1&quot;: 4, &quot;2&quot;: 3, &quot;3&quot;: 4, &quot;4&quot;: 5, &quot;5&quot;: 3, &quot;6&quot;: 3, &quot;7&quot;: 1, &quot;8&quot;: 1, &quot;9&quot;: 4, &quot;10&quot;: 1, &quot;11&quot;: 4, &quot;12&quot;: 1, &quot;13&quot;: 1, &quot;14&quot;: 4}, &quot;12&quot;: { &quot;0&quot;: 5, &quot;1&quot;: 5, &quot;2&quot;: 3, &quot;3&quot;: 5, &quot;4&quot;: 5, &quot;5&quot;: 3, &quot;6&quot;: 2, &quot;7&quot;: 2, &quot;8&quot;: 2, &quot;9&quot;: 5, &quot;10&quot;: 1, &quot;11&quot;: 1, &quot;12&quot;: 3, &quot;13&quot;: 1, &quot;14&quot;: 4}, 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, 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4}}" calcext:value-type="string">
            <text:p>{"0": { "0": 6, "1": 1, "2": 1, "3": 1, "4": 3, "5": 3, "6": 3, "7": 2, "8": 1, "9": 3, "10": 4, "11": 5, "12": 5, "13": 4, "14": 5}, "1": { "0": 4, "1": 5, "2": 1, "3": 1, "4": 3, "5": 1, "6": 3, "7": 2, "8": 1, "9": 3, "10": 4, "11": 4, "12": 5, "13": 4, "14": 5}, "2": { "0": 4, "1": 1, "2": 3, "3": 1, "4": 3, "5": 1, "6": 2, "7": 3, "8": 1, "9": 4, "10": 4, "11": 4, "12": 4, "13": 4, "14": 5}, "3": { "0": 4, "1": 1, "2": 1, "3": 4, "4": 3, "5": 1, "6": 2, "7": 2, "8": 3, "9": 4, "10": 4, "11": 4, "12": 5, "13": 4, "14": 5}, "4": { "0": 4, "1": 2, "2": 1, "3": 3, "4": 5, "5": 2, "6": 2, "7": 2, "8": 3, "9": 4, "10": 4, "11": 4, "12": 5, "13": 5, "14": 5}, "5": { "0": 5, "1": 2, "2": 1, "3": 2, "4": 4, "5": 3, "6": 1, "7": 1, "8": 1, "9": 2, "10": 3, "11": 4, "12": 4, "13": 2, "14": 3}, "6": { "0": 5, "1": 3, "2": 1, "3": 2, "4": 4, "5": 1, "6": 1, "7": 1, "8": 1, "9": 2, "10": 3, "11": 3, "12": 3, "13": 2, "14": 4}, "7": { "0": 5, "1": 3, "2": 2, "3": 3, "4": 5, "5": 1, "6": 1, "7": 1, "8": 1, "9": 2, "10": 3, "11": 3, "12": 3, "13": 2, "14": 4}, "8": { "0": 5, "1": 2, "2": 1, "3": 3, "4": 4, "5": 1, "6": 1, "7": 1, "8": 1, "9": 2, "10": 3, "11": 3, "12": 3, "13": 3, "14": 3}, "9": { "0": 5, "1": 3, "2": 2, "3": 3, "4": 4, "5": 2, "6": 2, "7": 2, "8": 2, "9": 3, "10": 4, "11": 4, "12": 4, "13": 3, "14": 4}, "10": { "0": 5, "1": 4, "2": 3, "3": 4, "4": 5, "5": 3, "6": 1, "7": 1, "8": 1, "9": 4, "10": 5, "11": 1, "12": 1, "13": 1, "14": 4}, "11": { "0": 5, "1": 4, "2": 3, "3": 4, "4": 5, "5": 3, "6": 3, "7": 1, "8": 1, "9": 4, "10": 1, "11": 4, "12": 1, "13": 1, "14": 4}, "12": { "0": 5, "1": 5, "2": 3, "3": 5, "4": 5, "5": 3, "6": 2, "7": 2, "8": 2, "9": 5, "10": 1, "11": 1, "12": 3, "13": 1, "14": 4}, "13": { "0": 5, "1": 4, "2": 3, "3": 4, "4": 5, "5": 2, "6": 1, "7": 1, "8": 3, "9": 4, "10": 1, "11": 1, "12": 1, "13": 2, "14": 3}, "14": { "0": 5, "1": 5, "2": 4, "3": 5, "4": 5, "5": 2, "6": 2, "7": 2, "8": 3, "9": 4, "10": 2, "11": 2, "12": 2, "13": 3, "14": 4}}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18:03:09.31229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0" style:display-name="PageStyle_v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s" style:display-name="PageStyle_key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galiamov</meta:initial-creator>
    <meta:creation-date>2021-01-17T15:42:06</meta:creation-date>
    <dc:date>2026-04-26T18:14:58.020597700</dc:date>
    <meta:generator>LibreOffice/26.2.0.3$Windows_X86_64 LibreOffice_project/620$Build-3</meta:generator>
    <meta:editing-duration>PT2H55M12S</meta:editing-duration>
    <meta:editing-cycles>19</meta:editing-cycles>
    <meta:document-statistic meta:table-count="1" meta:cell-count="529" meta:object-count="0"/>
    <meta:user-defined meta:name="AppVersion">16.0300</meta:user-defined>
  </office:meta>
</office:document-meta>
</file>